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00000025C54D6460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25.7cm" svg:height="11.412cm" draw:z-index="0"><draw:image xlink:href="Pictures/10000000000005500000025C54D646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17:04:05.271904700</meta:creation-date>
    <dc:date>2025-11-19T17:06:19.487550800</dc:date>
    <meta:editing-duration>PT2M1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5.2.5.2$Windows_X86_64 LibreOffice_project/03d19516eb2e1dd5d4ccd751a0d6f35f35e08022</meta:generator>
  </office:meta>
</office:document-meta>
</file>